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5c0" officeooo:paragraph-rsid="0008c5c0"/>
    </style:style>
    <style:style style:name="P2" style:family="paragraph" style:parent-style-name="Standard">
      <style:text-properties officeooo:paragraph-rsid="0008c5c0"/>
    </style:style>
    <style:style style:name="P3" style:family="paragraph" style:parent-style-name="Standard">
      <style:text-properties officeooo:rsid="00091571" officeooo:paragraph-rsid="00091571"/>
    </style:style>
    <style:style style:name="P4" style:family="paragraph" style:parent-style-name="Standard" style:list-style-name="L1">
      <style:text-properties officeooo:rsid="00091571" officeooo:paragraph-rsid="00091571"/>
    </style:style>
    <style:style style:name="P5" style:family="paragraph" style:parent-style-name="Standard" style:list-style-name="L1">
      <style:text-properties officeooo:rsid="00091571" officeooo:paragraph-rsid="000ae200"/>
    </style:style>
    <style:style style:name="P6" style:family="paragraph" style:parent-style-name="Standard">
      <style:text-properties officeooo:paragraph-rsid="000ae200"/>
    </style:style>
    <style:style style:name="P7" style:family="paragraph" style:parent-style-name="Standard" style:list-style-name="L1">
      <style:text-properties officeooo:rsid="000bf47c" officeooo:paragraph-rsid="000bf47c"/>
    </style:style>
    <style:style style:name="P8" style:family="paragraph" style:parent-style-name="Standard">
      <style:text-properties officeooo:rsid="000bf47c" officeooo:paragraph-rsid="000bf47c"/>
    </style:style>
    <style:style style:name="P9" style:family="paragraph" style:parent-style-name="Standard">
      <style:text-properties officeooo:rsid="000d1734" officeooo:paragraph-rsid="000d1734"/>
    </style:style>
    <style:style style:name="P10" style:family="paragraph" style:parent-style-name="Standard">
      <style:text-properties officeooo:rsid="000df66c" officeooo:paragraph-rsid="000df66c"/>
    </style:style>
    <style:style style:name="P11" style:family="paragraph" style:parent-style-name="Standard">
      <style:text-properties officeooo:rsid="000eefba" officeooo:paragraph-rsid="000eefba"/>
    </style:style>
    <style:style style:name="T1" style:family="text">
      <style:text-properties officeooo:rsid="0008c5c0"/>
    </style:style>
    <style:style style:name="T2" style:family="text">
      <style:text-properties officeooo:rsid="00091571"/>
    </style:style>
    <style:style style:name="T3" style:family="text">
      <style:text-properties officeooo:rsid="000ae200"/>
    </style:style>
    <style:style style:name="T4" style:family="text">
      <style:text-properties officeooo:rsid="000bf47c"/>
    </style:style>
    <style:style style:name="T5" style:family="text">
      <style:text-properties officeooo:rsid="000d1734"/>
    </style:style>
    <style:style style:name="T6" style:family="text">
      <style:text-properties officeooo:rsid="000df66c"/>
    </style:style>
    <style:style style:name="T7" style:family="text">
      <style:text-properties officeooo:rsid="000eefba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officeooo:rsid="000eefb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Questões e Respostas</text:p>
      <text:p text:style-name="P1"/>
      <text:p text:style-name="P2"><text:span text:style-name="T2">2.</text:span><text:span text:style-name="T1"> É um conjunto de informações (dados), organizadas, estruturadas e sistematizadas, as quais são armazenadas eletronicamente em um sistema computacional.</text:span></text:p>
      <text:p text:style-name="P2"/>
      <text:p text:style-name="P1"><text:span text:style-name="T2">3.</text:span> O sistema gerenciador de bancos de dados (SGBD), corresponde a um programa/software que atua como uma interface entre o banco de dados e os usuários ou programas que utilizam suas informações. Ele possibilita o gerenciamento <text:span text:style-name="T2">e a manutenção</text:span> das informações <text:span text:style-name="T2">e estruturas</text:span> contidas no banco <text:span text:style-name="T2">de dados</text:span> <text:span text:style-name="T2">(criação de bancos e tabelas, definição, alteração e exclusão de campos, registros bancos e tabelas, dentre outras operações) bem como a administração e a avaliação do desempenho do mesmo. MySQL, Oracle Database, Microsft Acess, dBASE, dentre outros.</text:span></text:p>
      <text:p text:style-name="P1"/>
      <text:p text:style-name="P3">4.</text:p>
      <text:p text:style-name="P3"/>
      <text:list xml:id="list1796629759" text:style-name="L1">
        <text:list-item>
          <text:p text:style-name="P4">DML: A linguagem de manipulação de dados corresponde a um subconjunto da linguagem SQL, responsável pelas operações/comandos de manipulação e consulta dos dados contidos nas tabelas. Como exemplos desses comandos temos o SELECT, INSERT e o UPDATE;</text:p>
          <text:p text:style-name="P4"/>
        </text:list-item>
        <text:list-item>
          <text:p text:style-name="P5">DCL: <text:span text:style-name="T3">Subconjunto da linguagem SQL que utiliza-se dos comandos GRANT e REVOKE para conceder ou remover permissões aos usuários do banco de dados. Dessa forma, gerencia e controla o acesso as informações contidas nos registros das tabelas, </text:span><text:span text:style-name="T4">bem como as ações que podem ser realizadas nelas e no banco como um todo;</text:span></text:p>
          <text:p text:style-name="P7"/>
        </text:list-item>
        <text:list-item>
          <text:p text:style-name="P7">DDL: Corresponde a linguagem de definição de dados, utilizada para criar e modificar as estruturas contidas no banco de dados. Seus comandos são: CREATE, ALTER e DROP;</text:p>
          <text:p text:style-name="P7"/>
        </text:list-item>
        <text:list-item>
          <text:p text:style-name="P7">DQL: Refere-se ao subconjunto da linguagem responsável pelas operações de consulta dos dados armazenados nas estruturas (tabelas) do banco de dados. Contém a instrução SELECT;</text:p>
          <text:p text:style-name="P7"><text:s text:c="2"/></text:p>
        </text:list-item>
      </text:list>
      <text:p text:style-name="P6"/>
      <text:p text:style-name="P8">5. As entidades correspondem à representação de objetos “do mundo real”, da realidade a ser modelada e com a qual estamos trabalhando, <text:span text:style-name="T5">sobre os quais deseja-se conhecer as informações e relacionamentos existentes. Também podem ser entendidas como sendo as tabelas que compõem o banco de dados.</text:span></text:p>
      <text:p text:style-name="P8"/>
      <text:p text:style-name="P9">6. A chave primária corresponde a coluna da tabela que é responsável por identificar os registros. Ela pode ser composta por um único campo (chave simples) ou pela combinação de dois ou mais campos (chave composta).</text:p>
      <text:p text:style-name="P9"/>
      <text:p text:style-name="P9">7. É o campo utilizado para <text:span text:style-name="T6">relacionar os registros entre tabelas. Identifica em uma tabela uma coluna que possa armazenar somente valores de chave primária de uma outra tabela. Juntamente com a chave primária, a chave estrangeira estabelece relacionamentos entre tabelas.</text:span></text:p>
      <text:p text:style-name="P9"/>
      <text:p text:style-name="P10">8. A chave primária corresponde a um ou mais campos utilizados para identificar os registros de uma tabela, enquanto a chave estrangeira é utilizada para referenciar a chave primária de outra tabela e, assim, estabelecer uma relação entre duas ou mais tabelas.</text:p>
      <text:p text:style-name="P10"/>
      <text:p text:style-name="P10">9. <text:span text:style-name="T7">O tipo char armazena valores/dados textuais de tamanho fixo, de 0 a 255 caracteres; O tipo int valores/dados numéricos, d</text:span><text:span text:style-name="T9">e 21474836448 a 2147483647; O tipo VARCHAR valores/dados textuais de tamanho variável, de 0 a 65535 caracteres; date informações referentes a data, no formato YYYY-MM-DD e o tipo datetime a combinação de data e hora no mesmo campo.</text:span></text:p>
      <text:p text:style-name="P11"><text:soft-page-break/><text:span text:style-name="T9">1</text:span><text:span text:style-name="T8">0. O tipo Time armazena valores/dados referentes a hora; O tipo Year ao ano; Datetime hora e data e o tipo Date apenas a data;</text:span></text:p>
      <text:p text:style-name="P2"/>
      <text:p text:style-name="P11">11. A instrução DELETE pode apagar todos os registros de uma tabela ou as informações contidas em campos específicos, por meio do uso da cláusula WHERE;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08:18:40.204000000</meta:creation-date>
    <dc:date>2022-07-19T11:03:38.050000000</dc:date>
    <meta:editing-duration>PT1H32M27S</meta:editing-duration>
    <meta:editing-cycles>1</meta:editing-cycles>
    <meta:document-statistic meta:table-count="0" meta:image-count="0" meta:object-count="0" meta:page-count="2" meta:paragraph-count="19" meta:word-count="533" meta:character-count="3315" meta:non-whitespace-character-count="2803"/>
    <meta:generator>LibreOffice/7.2.2.2$Windows_X86_64 LibreOffice_project/02b2acce88a210515b4a5bb2e46cbfb63fe97d56</meta:generator>
  </office:meta>
</office:document-meta>
</file>